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29330"/>
    </style:style>
    <style:style style:name="P2" style:family="paragraph" style:parent-style-name="Text_20_body">
      <style:text-properties officeooo:rsid="0003eef9" officeooo:paragraph-rsid="0003eef9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officeooo:rsid="0006a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 and deploy Embedded Linux for BeagleBone Black</text:h>
      <text:p text:style-name="P1"/>
      <text:h text:style-name="Heading_20_2" text:outline-level="2">Components of Embedded Linux</text:h>
      <text:h text:style-name="P3" text:outline-level="3">Toolchain</text:h>
      <text:p text:style-name="P2">In order to develop any application you need a toolchain and it is the first element of embedded system.</text:p>
      <text:p text:style-name="P2">You toolchain should remain constant throughout your project life cycle so that you avoid subtle bugs.</text:p>
      <text:h text:style-name="P3" text:outline-level="3">Bootloader</text:h>
      <text:p text:style-name="Text_20_body"/>
      <text:h text:style-name="Heading_20_3" text:outline-level="3">Kernel</text:h>
      <text:p text:style-name="Text_20_body"/>
      <text:h text:style-name="Heading_20_3" text:outline-level="3">Root Filesystem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23:20:49.501555077</meta:creation-date>
    <meta:generator>LibreOffice/6.4.7.2$Linux_X86_64 LibreOffice_project/40$Build-2</meta:generator>
    <dc:date>2021-09-29T00:30:40.070630611</dc:date>
    <meta:editing-duration>PT44M39S</meta:editing-duration>
    <meta:editing-cycles>5</meta:editing-cycles>
    <meta:document-statistic meta:table-count="0" meta:image-count="0" meta:object-count="0" meta:page-count="1" meta:paragraph-count="8" meta:word-count="52" meta:character-count="326" meta:non-whitespace-character-count="282"/>
  </office:meta>
</office:document-meta>
</file>